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3.83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 table:visibility="filter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 table:visibility="filter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packt au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 table:visibility="filter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 table:visibility="filter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 table:visibility="filter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 table:visibility="filter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 table:visibility="filter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 table:visibility="filter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 table:visibility="filter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 table:visibility="filter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 table:visibility="filter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 table:visibility="filter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 table:visibility="filter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 table:visibility="filter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 table:visibility="filter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 table:visibility="filter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 table:visibility="filter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 table:visibility="filter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 table:visibility="filter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 table:visibility="filter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 table:visibility="filter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 table:visibility="filter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 table:visibility="filter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 table:visibility="filter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 table:visibility="filter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 table:visibility="filter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Raphael</text:p>
          </table:table-cell>
          <table:table-cell/>
          <table:table-cell office:value-type="string" calcext:value-type="string">
            <text:p>Homer und der Revolver</text:p>
          </table:table-cell>
        </table:table-row>
        <table:table-row table:style-name="ro2" table:visibility="filter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 table:visibility="filter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 table:visibility="filter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 table:visibility="filter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 table:visibility="filter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 table:visibility="filter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 table:visibility="filter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 table:visibility="filter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 table:visibility="filter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 table:visibility="filter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4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4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5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4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4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 table:number-rows-repeated="1048093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>
            <text:p>Bart hämmert mit rechts</text:p>
          </table:table-cell>
          <table:table-cell office:value-type="string">
            <text:p>Apu und Amor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f Wildwasserfah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Aus dunklen Zeiten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Bart bleibt hart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Das böse Wort</text:p>
          </table:table-cell>
        </table:table-row>
        <table:table-row table:style-name="ro2">
          <table:table-cell office:value-type="string">
            <text:p>Bart malt mit links</text:p>
          </table:table-cell>
          <table:table-cell office:value-type="string">
            <text:p>Das Fernsehen ist an allem schuld</text:p>
          </table:table-cell>
        </table:table-row>
        <table:table-row table:style-name="ro2">
          <table:table-cell office:value-type="string">
            <text:p>Bart näht mit rechts</text:p>
          </table:table-cell>
          <table:table-cell office:value-type="string">
            <text:p>Das Geheimnis der Lastwagenfahrer</text:p>
          </table:table-cell>
        </table:table-row>
        <table:table-row table:style-name="ro2">
          <table:table-cell office:value-type="string">
            <text:p>Bart putzt mit der rechten Hand die Zähne</text:p>
          </table:table-cell>
          <table:table-cell office:value-type="string">
            <text:p>Das Schlangennest</text:p>
          </table:table-cell>
        </table:table-row>
        <table:table-row table:style-name="ro2">
          <table:table-cell office:value-type="string">
            <text:p>Bart spielt mit der linken Hand Gitarre</text:p>
          </table:table-cell>
          <table:table-cell office:value-type="string">
            <text:p>Das schwarze Schaf</text:p>
          </table:table-cell>
        </table:table-row>
        <table:table-row table:style-name="ro2">
          <table:table-cell office:value-type="string">
            <text:p>Bart würfelt mit rechts</text:p>
          </table:table-cell>
          <table:table-cell office:value-type="string">
            <text:p>Das schwarze Schaf</text:p>
          </table:table-cell>
        </table:table-row>
        <table:table-row table:style-name="ro2" table:visibility="collapse">
          <table:table-cell office:value-type="string">
            <text:p>Bart zeichnet mit links</text:p>
          </table:table-cell>
          <table:table-cell office:value-type="string">
            <text:p>Der Fahrschüler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Der Feind in meinem Bet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lt das Messer in der linken Hand</text:p>
          </table:table-cell>
          <table:table-cell office:value-type="string">
            <text:p>Der große Nachrichtenschwindel</text:p>
          </table:table-cell>
        </table:table-row>
        <table:table-row table:style-name="ro2">
          <table:table-cell office:value-type="string">
            <text:p>Homer hämmert mit link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Homer malt mit link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Kirk Van Houten zeichnet mit rechts</text:p>
          </table:table-cell>
          <table:table-cell office:value-type="string">
            <text:p>Der rasende Wüterich</text:p>
          </table:table-cell>
        </table:table-row>
        <table:table-row table:style-name="ro2">
          <table:table-cell office:value-type="string">
            <text:p>Lisa hämmert mit rechts</text:p>
          </table:table-cell>
          <table:table-cell office:value-type="string">
            <text:p>Der Tortenmann schlägt zurück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Chroniken von Equalia</text:p>
          </table:table-cell>
        </table:table-row>
        <table:table-row table:style-name="ro2">
          <table:table-cell office:value-type="string">
            <text:p>Lisa malt mit rechts</text:p>
          </table:table-cell>
          <table:table-cell office:value-type="string">
            <text:p>Die Trillion-Dollar-Note</text:p>
          </table:table-cell>
        </table:table-row>
        <table:table-row table:style-name="ro2">
          <table:table-cell office:value-type="string">
            <text:p>Lisa putzt mit der linken Hand die Zähne</text:p>
          </table:table-cell>
          <table:table-cell office:value-type="string">
            <text:p>Ein perfekter Gentleman</text:p>
          </table:table-cell>
        </table:table-row>
        <table:table-row table:style-name="ro2">
          <table:table-cell office:value-type="string">
            <text:p>Lisa spielt mit rechts Bass</text:p>
          </table:table-cell>
          <table:table-cell office:value-type="string">
            <text:p>Homer liebt Mindy</text:p>
          </table:table-cell>
        </table:table-row>
        <table:table-row table:style-name="ro2">
          <table:table-cell office:value-type="string">
            <text:p>Lou zeichnet mit rechts</text:p>
          </table:table-cell>
          <table:table-cell office:value-type="string">
            <text:p>Ist alles hin, nimm Focusin</text:p>
          </table:table-cell>
        </table:table-row>
        <table:table-row table:style-name="ro2">
          <table:table-cell office:value-type="string">
            <text:p>Luann Van Houten zeichnet mit rechts</text:p>
          </table:table-cell>
          <table:table-cell office:value-type="string">
            <text:p>Liebe und Intrige</text:p>
          </table:table-cell>
        </table:table-row>
        <table:table-row table:style-name="ro2">
          <table:table-cell office:value-type="string">
            <text:p>Maggie mahlt mit rechts</text:p>
          </table:table-cell>
          <table:table-cell office:value-type="string">
            <text:p>Lisa will lieben</text:p>
          </table:table-cell>
        </table:table-row>
        <table:table-row table:style-name="ro2">
          <table:table-cell office:value-type="string">
            <text:p>Maggie malt mit link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Lisas Rivalin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malt mit rechts</text:p>
          </table:table-cell>
          <table:table-cell office:value-type="string">
            <text:p>Marge - oben ohne</text:p>
          </table:table-cell>
        </table:table-row>
        <table:table-row table:style-name="ro2">
          <table:table-cell office:value-type="string">
            <text:p>Marge spielt mit rechts Badminton</text:p>
          </table:table-cell>
          <table:table-cell office:value-type="string">
            <text:p>Marges Meisterwerk</text:p>
          </table:table-cell>
        </table:table-row>
        <table:table-row table:style-name="ro2">
          <table:table-cell office:value-type="string">
            <text:p>Martin malt mit link</text:p>
          </table:table-cell>
          <table:table-cell office:value-type="string">
            <text:p>Milhouse lebt hier nicht mehr</text:p>
          </table:table-cell>
        </table:table-row>
        <table:table-row table:style-name="ro2">
          <table:table-cell office:value-type="string">
            <text:p>Milhouse zeichnet mit recht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d zeichnet mit links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spielt mit rechts Gitarre</text:p>
          </table:table-cell>
          <table:table-cell office:value-type="string">
            <text:p>Scheide sich, wer kann</text:p>
          </table:table-cell>
        </table:table-row>
        <table:table-row table:style-name="ro2">
          <table:table-cell office:value-type="string">
            <text:p>Nelson zeichnet mit rechts</text:p>
          </table:table-cell>
          <table:table-cell office:value-type="string">
            <text:p>Seid nett zu alten Leuten</text:p>
          </table:table-cell>
        </table:table-row>
        <table:table-row table:style-name="ro2">
          <table:table-cell office:value-type="string">
            <text:p>Smithers malt mit rechts</text:p>
          </table:table-cell>
          <table:table-cell office:value-type="string">
            <text:p>Überraschung für Springfield</text:p>
          </table:table-cell>
        </table:table-row>
        <table:table-row table:style-name="ro2">
          <table:table-cell office:value-type="string">
            <text:p>Wiggum schießt mit links</text:p>
          </table:table-cell>
          <table:table-cell office:value-type="string">
            <text:p>Volksabstimmung in Springfield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er gestohlene Kuss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Wenn der Vater mit dem Sohne</text:p>
          </table:table-cell>
        </table:table-row>
        <table:table-row table:style-name="ro2">
          <table:table-cell office:value-type="string">
            <text:p>Homer zeichnet mit rechts</text:p>
          </table:table-cell>
          <table:table-cell office:value-type="string">
            <text:p>Die Mafioso-Braut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Das Ding, das aus Ohio kam</text:p>
          </table:table-cell>
        </table:table-row>
        <table:table-row table:style-name="ro2">
          <table:table-cell office:value-type="string">
            <text:p>Bart zeichnet mit links</text:p>
          </table:table-cell>
          <table:table-cell office:value-type="string">
            <text:p>Eine ganz normale Familie</text:p>
          </table:table-cell>
        </table:table-row>
        <table:table-row table:style-name="ro2">
          <table:table-cell office:value-type="string">
            <text:p>Homer malt als Kleinkind mit links</text:p>
          </table:table-cell>
          <table:table-cell office:value-type="string">
            <text:p>Gestrandet</text:p>
          </table:table-cell>
        </table:table-row>
      </table:table>
      <table:named-expressions/>
      <table:database-ranges>
        <table:database-range table:name="__Anonymous_Sheet_DB__0" table:target-range-address="Schreibhand.A1:Schreibhand.C462" table:display-filter-buttons="true">
          <table:filter>
            <table:filter-or>
              <table:filter-condition table:field-number="0" table:value="Lisa" table:operator="="/>
            </table:filter-or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.00.0000</text:date>, <text:time style:data-style-name="N2" text:time-value="0000-00-00T12:49:16.5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6-09-16T14:57:30</meta:creation-date>
    <dc:creator>Markus Flingelli</dc:creator>
    <dc:date>2014-04-21T12:49:48.632000000</dc:date>
    <meta:editing-cycles>258</meta:editing-cycles>
    <meta:editing-duration>PT14H23M25S</meta:editing-duration>
    <meta:document-statistic meta:table-count="2" meta:cell-count="1114" meta:object-count="0"/>
    <meta:user-defined meta:name="Info 1"/>
    <meta:user-defined meta:name="Info 2"/>
    <meta:user-defined meta:name="Info 3"/>
    <meta:user-defined meta:name="Info 4"/>
  </office:meta>
</office:document-meta>
</file>